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7e604"/>
    </style:style>
    <style:style style:name="P2" style:family="paragraph" style:parent-style-name="Standard">
      <style:paragraph-properties fo:text-align="justify" style:justify-single-word="false"/>
      <style:text-properties officeooo:paragraph-rsid="0019d8fb"/>
    </style:style>
    <style:style style:name="P3" style:family="paragraph" style:parent-style-name="Standard">
      <style:text-properties officeooo:paragraph-rsid="0017e604"/>
    </style:style>
    <style:style style:name="P4" style:family="paragraph" style:parent-style-name="Standard">
      <style:text-properties officeooo:paragraph-rsid="0019d8fb"/>
    </style:style>
    <style:style style:name="P5" style:family="paragraph" style:parent-style-name="Standard" style:master-page-name="Standard">
      <style:paragraph-properties fo:text-align="justify" style:justify-single-word="false" style:page-number="auto"/>
      <style:text-properties officeooo:paragraph-rsid="0019d8fb"/>
    </style:style>
    <style:style style:name="T1" style:family="text">
      <style:text-properties officeooo:rsid="0017d0d9"/>
    </style:style>
    <style:style style:name="T2" style:family="text">
      <style:text-properties officeooo:rsid="001899db"/>
    </style:style>
    <style:style style:name="T3" style:family="text">
      <style:text-properties officeooo:rsid="001a1930"/>
    </style:style>
    <style:style style:name="T4" style:family="text">
      <style:text-properties fo:language="es" fo:country="CO"/>
    </style:style>
    <style:style style:name="T5" style:family="text">
      <style:text-properties fo:language="es" fo:country="CO" officeooo:rsid="00163458"/>
    </style:style>
    <style:style style:name="T6" style:family="text">
      <style:text-properties fo:language="es" fo:country="CO" officeooo:rsid="0017d0d9"/>
    </style:style>
    <style:style style:name="T7" style:family="text">
      <style:text-properties fo:language="es" fo:country="CO" officeooo:rsid="001a1930"/>
    </style:style>
    <style:style style:name="T8" style:family="text">
      <style:text-properties fo:language="es" fo:country="CO" officeooo:rsid="001527f9"/>
    </style:style>
    <style:style style:name="T9" style:family="text">
      <style:text-properties fo:language="es" fo:country="CO" officeooo:rsid="001899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En esta publicación el autor <text:s/>analiza la mecánica y busca relaciones </text:span><text:span text:style-name="T5">e implicaciones </text:span><text:span text:style-name="T4">en las propiedades físicas de las thrust sheets y su relación con la </text:span><text:span text:style-name="T5">orogenia y </text:span><text:span text:style-name="T6">la </text:span><text:span text:style-name="T5">evolucion tect</text:span><text:span text:style-name="T7">ó</text:span><text:span text:style-name="T5">nica, </text:span><text:span text:style-name="T4"><text:s/>para distintos ambientes tectónicos como los son las “Canadian Rocky Mountain” y el emplazamiento de ofiolitas en forma de thrust sheets sobre los margenes continentales. <text:s/>A partir de una recopilación <text:s/>de pruebas de laboratorio, medidas geodésicas, anomalías de flujo de calor, </text:span><text:span text:style-name="T6">propone</text:span><text:span text:style-name="T4"> un valor de (tau) resistencia al esfuerzo de corte y enfatiza en este valor necesario para formar laminas de corrimiento </text:span><text:span text:style-name="T6">(Thrust sheets)</text:span><text:span text:style-name="T4">, el valor que el autor en encuentra es de aproximadamente 10^7 Pa. <text:s/>A partir de esto llega una relación muy importante el cual explica en la segunda sección del articulo asumiendo estado litostático el cual es que esfuerzo de cizalla basal es igual a rho.g.H.alpha , esta relación determina la magnitud del esfuerzo de cizalla en la base. A partir de dos planteamientos distintos el autor encuentra la misma relacion para el esfuerzo de cizalla basal.</text:span></text:p>
      <text:p text:style-name="P2"/>
      <text:p text:style-name="P2"><text:span text:style-name="T7">En este trabajo se interpreta como cambian los <text:s/></text:span><text:span text:style-name="T4">esfuerzos y </text:span><text:span text:style-name="T7">como esta variación en la dirección de los esfuerzos esta involucrado con la </text:span><text:span text:style-name="T4">formación de fallas normales </text:span><text:span text:style-name="T7">y también analiza las</text:span><text:span text:style-name="T4"> entre las fuerzas horizontales y las gravitacionales, </text:span><text:span text:style-name="T7">donde </text:span><text:span text:style-name="T4">para grandes </text:span><text:span text:style-name="T7">espesores de </text:span><text:span text:style-name="T4">H las fuerzas gravitacionales predominan. <text:s/>En la sección de energía potencial, al autor </text:span><text:span text:style-name="T7">propone</text:span><text:span text:style-name="T4"> un relación que define la condición de movimiento para las laminas de corrimiento a partir de la energía potencial gravitacional. </text:span><text:span text:style-name="T7">Para sacar un mejor provecho al análisis del manuscrito las unidades representativas en las secciones <text:s/>que contienen gráficos deberían estar explicitas.</text:span></text:p>
      <text:p text:style-name="P2"/>
      <text:p text:style-name="P2"><text:span text:style-name="T4">El autor relaciona la</text:span><text:span text:style-name="T7"> </text:span><text:span text:style-name="T4">hipótesis propuesta </text:span><text:span text:style-name="T7">de las hojas de corrimiento </text:span><text:span text:style-name="T4">al emplazamiento de ofiolitas debido a dos </text:span><text:span text:style-name="T8">distintos mecanismos </text:span><text:span text:style-name="T7">de obducción, pero las relaciones que el autor cita quedan sin comprobar e inconclusa ya que para poder explicar el emplazamiento de ofiolitas se requiere que la dinámica tectónica sea una colisión de dos placas tectónicas continentales, en el cual hoy en día no se puede observar para tener comprobación</text:span></text:p>
      <text:p text:style-name="P4"/>
      <text:p text:style-name="P2"><text:span text:style-name="T6">Este trabajo </text:span><text:span text:style-name="T9">desarrolla </text:span><text:span text:style-name="T6">las implicaciones regionales de la mecánica de fallamiento </text:span><text:span text:style-name="T9">inverso</text:span><text:span text:style-name="T6">. </text:span><text:span text:style-name="T9">Esto </text:span><text:span text:style-name="T6">se ha descrito </text:span><text:span text:style-name="T9">a partir de suposiciones </text:span><text:span text:style-name="T6">estáticas </text:span><text:span text:style-name="T9">y no se ha tenido en cuenta </text:span><text:span text:style-name="T6">las propiedades del material </text:span><text:span text:style-name="T9">involucrado en el fenómeno.</text:span><text:span text:style-name="T6"> </text:span><text:span text:style-name="T9">Una debilidad del articulo es </text:span><text:span text:style-name="T7">que </text:span><text:span text:style-name="T9">no </text:span><text:span text:style-name="T7">se </text:span><text:span text:style-name="T9">analiza</text:span><text:span text:style-name="T6"> </text:span><text:span text:style-name="T9">los</text:span><text:span text:style-name="T6"> mecanismos físicos </text:span><text:span text:style-name="T9">que </text:span><text:span text:style-name="T6">operan a lo largo de la superficie de la falla durante </text:span><text:span text:style-name="T9">su movimiento. </text:span><text:span text:style-name="T7">P</text:span><text:span text:style-name="T6">or ejemplo, </text:span><text:span text:style-name="T7">n</text:span><text:span text:style-name="T9">o tiene en cuenta las fuerzas de fricción cuando actuá la presión </text:span><text:span text:style-name="T6">presión de poro </text:span><text:span text:style-name="T9">que el mismo enfatiza en la </text:span><text:span text:style-name="T7">segunda sección</text:span><text:span text:style-name="T6">, o si </text:span><text:span text:style-name="T9">en cambio hay un comportamiento</text:span><text:span text:style-name="T6"> viscoso</text:span><text:span text:style-name="T9"> en la zona de dislocación. <text:s/></text:span><text:span text:style-name="T7">Otro factor importante que no se discutió en el articulo es que tanto puede afectar el modelo mecánico propuesto y las condiciones de energía cuando hay </text:span><text:span text:style-name="T9">estructuras </text:span><text:span text:style-name="T7">geológicas considerables</text:span><text:span text:style-name="T9"> a lo largo de </text:span><text:span text:style-name="T7">las </text:span><text:span text:style-name="T9">fallas inversas </text:span><text:span text:style-name="T7">o de las hojas </text:span><text:span text:style-name="T9">de empuje, </text:span><text:span text:style-name="T7">como pliegues, <text:s/>es</text:span><text:span text:style-name="T9">camas </text:span><text:span text:style-name="T7">de falla entre otras</text:span><text:span text:style-name="T9">. </text:span><text:span text:style-name="T7">El autor deja bastantes interrogantes de los mecanismos de funcionamiento de las hojas de empuje para los diferentes ambientes tectónicos, como los son primero las zonas intra placa donde se formas fajas plegadas y corridas (fold and thrust belt), las zonas de subducción, obducción y el emplazamiento de ofiolitas y por ultimo las regiones de “arc-trench”, la mecánica de <text:s/>estas distintas configuraciones deberían tratarse de diferentes puntos de vista debido a la variedad con que estos ambientes se forman y han evoluciona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32:37</meta:creation-date>
    <dc:date>2014-05-14T15:45:20</dc:date>
    <meta:editing-duration>PT12M31S</meta:editing-duration>
    <meta:editing-cycles>2</meta:editing-cycles>
    <meta:generator>LibreOffice/4.0.1.2$MacOSX_x86 LibreOffice_project/84102822e3d61eb989ddd325abf1ac077904985</meta:generator>
    <meta:document-statistic meta:table-count="0" meta:image-count="0" meta:object-count="0" meta:page-count="1" meta:paragraph-count="4" meta:word-count="570" meta:character-count="3570" meta:non-whitespace-character-count="2992"/>
  </office:meta>
</office:document-meta>
</file>